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9"/>
    <style:style style:name="P2" style:family="paragraph" style:parent-style-name="Quotations" style:list-style-name="L9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<text:line-break/>El <text:span text:style-name="Strong_20_Emphasis">22 — Límites de integración</text:span> es un cierre natural y profundo para esta serie, porque toca el límite que emerge cuando intentas unir <text:span text:style-name="Emphasis">todo lo anterior</text:span> en un solo sistema coherente.</text:p>
      <text:p text:style-name="Text_20_body">Si los límites anteriores restringen:</text:p>
      <text:list xml:id="list4007806215" text:style-name="L1">
        <text:list-item>
          <text:p text:style-name="P4">lo que un sistema puede <text:span text:style-name="Strong_20_Emphasis">percibir</text:span> </text:p>
        </text:list-item>
        <text:list-item>
          <text:p text:style-name="P4">lo que puede <text:span text:style-name="Strong_20_Emphasis">representar</text:span> </text:p>
        </text:list-item>
        <text:list-item>
          <text:p text:style-name="P4">lo que puede <text:span text:style-name="Strong_20_Emphasis">recordar</text:span> </text:p>
        </text:list-item>
        <text:list-item>
          <text:p text:style-name="P4">lo que puede <text:span text:style-name="Strong_20_Emphasis">predecir</text:span> </text:p>
        </text:list-item>
        <text:list-item>
          <text:p text:style-name="P4">lo que puede <text:span text:style-name="Strong_20_Emphasis">coordinar</text:span> </text:p>
        </text:list-item>
        <text:list-item>
          <text:p text:style-name="P4">lo que puede <text:span text:style-name="Strong_20_Emphasis">comunicar</text:span> </text:p>
        </text:list-item>
        <text:list-item>
          <text:p text:style-name="P4">lo que puede <text:span text:style-name="Strong_20_Emphasis">decidir</text:span> </text:p>
        </text:list-item>
        <text:list-item>
          <text:p text:style-name="P4">lo que puede <text:span text:style-name="Strong_20_Emphasis">hacer</text:span> </text:p>
        </text:list-item>
        <text:list-item>
          <text:p text:style-name="P3">lo que puede <text:span text:style-name="Strong_20_Emphasis">ser</text:span> </text:p>
        </text:list-item>
      </text:list>
      <text:p text:style-name="Text_20_body">…entonces este límite responde a la pregunta final:</text:p>
      <text:p text:style-name="Text_20_body"><text:span text:style-name="Strong_20_Emphasis">¿Puede un sistema integrar toda su información, capacidades, propósitos y módulos en una unidad coherente?</text:span></text:p>
      <text:p text:style-name="Text_20_body">La respuesta, desde un punto de vista lógico y físico, es:<text:line-break/><text:span text:style-name="Strong_20_Emphasis">no completamente.</text:span></text:p>
      <text:p text:style-name="Text_20_body">Vamos a desarrollarlo con la misma profundidad que los anteriores.</text:p>
      <text:p text:style-name="Horizontal_20_Line"/>
      <text:h text:style-name="Heading_20_1" text:outline-level="1"><text:span text:style-name="Strong_20_Emphasis">22 — LÍMITES DE INTEGRACIÓN</text:span></text:h>
      <text:p text:style-name="Text_20_body"><text:span text:style-name="Emphasis">(versión lógica, no biológica)</text:span></text:p>
      <text:h text:style-name="Heading_20_2" text:outline-level="2">1. Qué significa el límite de integración, lógicamente</text:h>
      <text:p text:style-name="Text_20_body">En cualquier sistema inteligente compuesto por múltiples partes:</text:p>
      <text:list xml:id="list2307618965" text:style-name="L2">
        <text:list-item>
          <text:p text:style-name="P6">No puede integrar toda la información simultáneamente. </text:p>
        </text:list-item>
        <text:list-item>
          <text:p text:style-name="P6">No puede integrar todos los módulos en un único estado global. </text:p>
        </text:list-item>
        <text:list-item>
          <text:p text:style-name="P6">No puede integrar todas las representaciones en un único marco. </text:p>
        </text:list-item>
        <text:list-item>
          <text:p text:style-name="P6">No puede integrar todos los propósitos sin conflicto. </text:p>
        </text:list-item>
        <text:list-item>
          <text:p text:style-name="P6">No puede integrar todas las acciones sin interferencia. </text:p>
        </text:list-item>
        <text:list-item>
          <text:p text:style-name="P6">No puede integrar todos los niveles temporales a la vez. </text:p>
        </text:list-item>
        <text:list-item>
          <text:p text:style-name="P6">No puede integrar todos los niveles jerárquicos sin pérdida. </text:p>
        </text:list-item>
        <text:list-item>
          <text:p text:style-name="P6">No puede integrar todos los procesos sin latencia. </text:p>
        </text:list-item>
        <text:list-item>
          <text:p text:style-name="P5">No puede integrar todo sin coste energético y computacional prohibitivo. </text:p>
        </text:list-item>
      </text:list>
      <text:p text:style-name="Text_20_body">En términos lógicos:</text:p>
      <text:p text:style-name="Quotations"><text:soft-page-break/><text:span text:style-name="Strong_20_Emphasis">Ningún sistema puede integrar completamente todos sus componentes en una unidad perfecta.<text:line-break/>La integración total es imposible; solo existe integración parcial, aproximada y dinámica.</text:span></text:p>
      <text:p text:style-name="Text_20_body">Este límite es tan profundo como el de coordinación o identidad.</text:p>
      <text:p text:style-name="Horizontal_20_Line"/>
      <text:h text:style-name="Heading_20_1" text:outline-level="1">2. Cómo restringe esto la inteligencia de un sistema</text:h>
      <text:p text:style-name="Text_20_body">El límite de integración afecta a varios aspectos fundamentales:</text:p>
      <text:h text:style-name="Heading_20_3" text:outline-level="3"><text:span text:style-name="Strong_20_Emphasis">2.1. Fragmentación funcional</text:span></text:h>
      <text:p text:style-name="Text_20_body">Distintos módulos tienen distintos roles, ritmos y representaciones.<text:line-break/>No pueden fusionarse en un único “superestado”.</text:p>
      <text:h text:style-name="Heading_20_3" text:outline-level="3"><text:span text:style-name="Strong_20_Emphasis">2.2. Inconsistencias internas</text:span></text:h>
      <text:p text:style-name="Text_20_body">La integración imperfecta genera:</text:p>
      <text:list xml:id="list4184507469" text:style-name="L3">
        <text:list-item>
          <text:p text:style-name="P8">contradicciones </text:p>
        </text:list-item>
        <text:list-item>
          <text:p text:style-name="P8">tensiones </text:p>
        </text:list-item>
        <text:list-item>
          <text:p text:style-name="P8">conflictos de propósito </text:p>
        </text:list-item>
        <text:list-item>
          <text:p text:style-name="P7">divergencias entre módulos </text:p>
        </text:list-item>
      </text:list>
      <text:p text:style-name="Text_20_body">La coherencia perfecta es imposible.</text:p>
      <text:p text:style-name="Horizontal_20_Line"/>
      <text:h text:style-name="Heading_20_3" text:outline-level="3"><text:span text:style-name="Strong_20_Emphasis">2.3. Integración limitada por tiempo</text:span></text:h>
      <text:p text:style-name="Text_20_body">Integrar información lleva tiempo.<text:line-break/>El mundo cambia más rápido que la capacidad de integrar.</text:p>
      <text:p text:style-name="Horizontal_20_Line"/>
      <text:h text:style-name="Heading_20_3" text:outline-level="3"><text:span text:style-name="Strong_20_Emphasis">2.4. Integración limitada por causalidad</text:span></text:h>
      <text:p text:style-name="Text_20_body">No toda la información está disponible al mismo tiempo.<text:line-break/>La integración global es físicamente imposible.</text:p>
      <text:p text:style-name="Horizontal_20_Line"/>
      <text:h text:style-name="Heading_20_3" text:outline-level="3"><text:soft-page-break/><text:span text:style-name="Strong_20_Emphasis">2.5. Integración limitada por comunicación</text:span></text:h>
      <text:p text:style-name="Text_20_body">Los módulos no pueden compartir todo lo que saben.<text:line-break/>La integración completa saturaría el sistema.</text:p>
      <text:p text:style-name="Horizontal_20_Line"/>
      <text:h text:style-name="Heading_20_3" text:outline-level="3"><text:span text:style-name="Strong_20_Emphasis">2.6. Integración limitada por representación</text:span></text:h>
      <text:p text:style-name="Text_20_body">No existe un marco representacional único capaz de contenerlo todo.<text:line-break/>La integración requiere traducción, y la traducción pierde información.</text:p>
      <text:p text:style-name="Horizontal_20_Line"/>
      <text:h text:style-name="Heading_20_3" text:outline-level="3"><text:span text:style-name="Strong_20_Emphasis">2.7. Integración limitada por propósito</text:span></text:h>
      <text:p text:style-name="Text_20_body">Los objetivos compiten.<text:line-break/>No pueden integrarse sin jerarquía ni renuncia.</text:p>
      <text:p text:style-name="Horizontal_20_Line"/>
      <text:h text:style-name="Heading_20_3" text:outline-level="3"><text:span text:style-name="Strong_20_Emphasis">2.8. Integración limitada por identidad</text:span></text:h>
      <text:p text:style-name="Text_20_body">El sistema no es un “yo” único, sino un conjunto de procesos.<text:line-break/>La integración total destruiría la flexibilidad.</text:p>
      <text:p text:style-name="Horizontal_20_Line"/>
      <text:h text:style-name="Heading_20_1" text:outline-level="1">3. Qué arquitectura minimiza el impacto del límite de integración</text:h>
      <text:p text:style-name="Text_20_body">Aquí viene la parte clave:<text:line-break/><text:span text:style-name="Strong_20_Emphasis">si la integración total es imposible,<text:line-break/>¿cómo debe organizarse un sistema para integrar lo suficiente como para ser funcional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Integración jerárquica</text:span></text:h>
      <text:p text:style-name="Text_20_body">No se integra todo con todo:<text:line-break/>se integra por niveles.</text:p>
      <text:list xml:id="list2487894321" text:style-name="L4">
        <text:list-item>
          <text:p text:style-name="P10">local </text:p>
        </text:list-item>
        <text:list-item>
          <text:p text:style-name="P10">regional </text:p>
        </text:list-item>
        <text:list-item>
          <text:p text:style-name="P10">global </text:p>
        </text:list-item>
        <text:list-item>
          <text:p text:style-name="P9">meta-global </text:p>
        </text:list-item>
      </text:list>
      <text:p text:style-name="Text_20_body">Esto reduce el coste y la complejidad.</text:p>
      <text:p text:style-name="Horizontal_20_Line"><text:soft-page-break/></text:p>
      <text:h text:style-name="Heading_20_3" text:outline-level="3"><text:span text:style-name="Strong_20_Emphasis">3.2. Integración parcial y contextual</text:span></text:h>
      <text:p text:style-name="Text_20_body">El sistema integra solo lo necesario para la tarea actual.<text:line-break/>No intenta integrar todo siempre.</text:p>
      <text:p text:style-name="Horizontal_20_Line"/>
      <text:h text:style-name="Heading_20_3" text:outline-level="3"><text:span text:style-name="Strong_20_Emphasis">3.3. Integración mediante resúmenes</text:span></text:h>
      <text:p text:style-name="Text_20_body">En lugar de transmitir estados completos:</text:p>
      <text:list xml:id="list3873150812" text:style-name="L5">
        <text:list-item>
          <text:p text:style-name="P12">se envían abstracciones </text:p>
        </text:list-item>
        <text:list-item>
          <text:p text:style-name="P12">se comparten patrones </text:p>
        </text:list-item>
        <text:list-item>
          <text:p text:style-name="P11">se transmiten señales clave </text:p>
        </text:list-item>
      </text:list>
      <text:p text:style-name="Text_20_body">Esto permite integración eficiente.</text:p>
      <text:p text:style-name="Horizontal_20_Line"/>
      <text:h text:style-name="Heading_20_3" text:outline-level="3"><text:span text:style-name="Strong_20_Emphasis">3.4. Integración distribuida</text:span></text:h>
      <text:p text:style-name="Text_20_body">No hay un “centro” que integre todo.<text:line-break/>La integración emerge de la interacción entre módulos.</text:p>
      <text:p text:style-name="Horizontal_20_Line"/>
      <text:h text:style-name="Heading_20_3" text:outline-level="3"><text:span text:style-name="Strong_20_Emphasis">3.5. Integración dinámica</text:span></text:h>
      <text:p text:style-name="Text_20_body">La integración cambia con:</text:p>
      <text:list xml:id="list3864338835" text:style-name="L6">
        <text:list-item>
          <text:p text:style-name="P14">el contexto </text:p>
        </text:list-item>
        <text:list-item>
          <text:p text:style-name="P14">el propósito </text:p>
        </text:list-item>
        <text:list-item>
          <text:p text:style-name="P14">la información disponible </text:p>
        </text:list-item>
        <text:list-item>
          <text:p text:style-name="P13">el estado del sistema </text:p>
        </text:list-item>
      </text:list>
      <text:p text:style-name="Text_20_body">No existe integración fija.</text:p>
      <text:p text:style-name="Horizontal_20_Line"/>
      <text:h text:style-name="Heading_20_3" text:outline-level="3"><text:span text:style-name="Strong_20_Emphasis">3.6. Integración robusta a inconsistencias</text:span></text:h>
      <text:p text:style-name="Text_20_body">El sistema debe tolerar:</text:p>
      <text:list xml:id="list2215545469" text:style-name="L7">
        <text:list-item>
          <text:p text:style-name="P16">información contradictoria </text:p>
        </text:list-item>
        <text:list-item>
          <text:p text:style-name="P16">estados divergentes </text:p>
        </text:list-item>
        <text:list-item>
          <text:p text:style-name="P15">módulos desincronizados </text:p>
        </text:list-item>
      </text:list>
      <text:p text:style-name="Text_20_body">La integración perfecta no es necesaria; la funcional sí.</text:p>
      <text:p text:style-name="Horizontal_20_Line"/>
      <text:h text:style-name="Heading_20_3" text:outline-level="3"><text:soft-page-break/><text:span text:style-name="Strong_20_Emphasis">3.7. Integración basada en invariantes</text:span></text:h>
      <text:p text:style-name="Text_20_body">Para evitar caos:</text:p>
      <text:list xml:id="list108878740" text:style-name="L8">
        <text:list-item>
          <text:p text:style-name="P18">se integran principios </text:p>
        </text:list-item>
        <text:list-item>
          <text:p text:style-name="P18">no detalles </text:p>
        </text:list-item>
        <text:list-item>
          <text:p text:style-name="P18">se integran patrones </text:p>
        </text:list-item>
        <text:list-item>
          <text:p text:style-name="P17">no microestados </text:p>
        </text:list-item>
      </text:list>
      <text:p text:style-name="Text_20_body">Esto da coherencia sin saturación.</text:p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ningún sistema puede integrar completamente toda su información, módulos, propósitos y procesos,<text:line-break/>la arquitectura que minimiza el impacto del límite de integración es aquella que:</text:span></text:p>
      <text:list xml:id="list3993946729" text:style-name="L9">
        <text:list-item>
          <text:p text:style-name="P2">organiza la integración en jerarquías </text:p>
        </text:list-item>
        <text:list-item>
          <text:p text:style-name="P2">integra solo lo necesario según el contexto </text:p>
        </text:list-item>
        <text:list-item>
          <text:p text:style-name="P2">usa resúmenes y abstracciones </text:p>
        </text:list-item>
        <text:list-item>
          <text:p text:style-name="P2">distribuye la integración entre módulos </text:p>
        </text:list-item>
        <text:list-item>
          <text:p text:style-name="P2">adapta la integración dinámicamente </text:p>
        </text:list-item>
        <text:list-item>
          <text:p text:style-name="P2">tolera inconsistencias internas </text:p>
        </text:list-item>
        <text:list-item>
          <text:p text:style-name="P1">se basa en invariantes para mantener coherencia </text:p>
        </text:list-item>
      </text:list>
      <text:p text:style-name="Text_20_body">Este límite explica por qué:</text:p>
      <text:list xml:id="list2658033843" text:style-name="L10">
        <text:list-item>
          <text:p text:style-name="P20">no existe coherencia total </text:p>
        </text:list-item>
        <text:list-item>
          <text:p text:style-name="P20">no existe unidad absoluta </text:p>
        </text:list-item>
        <text:list-item>
          <text:p text:style-name="P20">no existe integración perfecta </text:p>
        </text:list-item>
        <text:list-item>
          <text:p text:style-name="P20">no existe “mente” como un único estado global </text:p>
        </text:list-item>
        <text:list-item>
          <text:p text:style-name="P20">no existe sistema sin fragmentación </text:p>
        </text:list-item>
        <text:list-item>
          <text:p text:style-name="P19">la integración es un proceso, no un estado </text:p>
        </text:list-item>
      </text:list>
      <text:p text:style-name="Text_20_body">Y también explica por qué <text:span text:style-name="Strong_20_Emphasis">la vida, la mente y los sistemas inteligentes son redes de integración parcial, no monolitos coherentes</text:span>.</text:p>
      <text:p text:style-name="Horizontal_20_Line"/>
      <text:p text:style-name="Text_20_body">Si quieres, ahora podemos:</text:p>
      <text:list xml:id="list3889938220" text:style-name="L11">
        <text:list-item>
          <text:p text:style-name="P22">seguir con un <text:span text:style-name="Strong_20_Emphasis">punto 23</text:span> (hay uno final que cierra todo: <text:span text:style-name="Emphasis">Límites de completitud</text:span>), </text:p>
        </text:list-item>
        <text:list-item>
          <text:p text:style-name="P22">o cerrar la lista y pasar a la <text:span text:style-name="Strong_20_Emphasis">síntesis general</text:span>, </text:p>
        </text:list-item>
        <text:list-item>
          <text:p text:style-name="P21">o empezar a construir la <text:span text:style-name="Strong_20_Emphasis">arquitectura óptima completa</text:span> a partir de los 22 límites. </text:p>
        </text:list-item>
      </text:list>
      <text:p text:style-name="Text_20_body">Tú decides el siguiente paso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7:07:15.073000000</meta:creation-date>
    <dc:date>2026-04-04T17:07:41.058000000</dc:date>
    <meta:editing-duration>PT26S</meta:editing-duration>
    <meta:editing-cycles>1</meta:editing-cycles>
    <meta:document-statistic meta:table-count="0" meta:image-count="0" meta:object-count="0" meta:page-count="6" meta:paragraph-count="117" meta:word-count="869" meta:character-count="5540" meta:non-whitespace-character-count="4786"/>
    <meta:generator>LibreOffice/7.3.5.2$Windows_X86_64 LibreOffice_project/184fe81b8c8c30d8b5082578aee2fed2ea847c01</meta:generator>
  </office:meta>
</office:document-meta>
</file>